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weight="bold" officeooo:rsid="0007fc5a" officeooo:paragraph-rsid="0007fc5a" style:font-weight-asian="bold" style:font-weight-complex="bold"/>
    </style:style>
    <style:style style:name="P2" style:family="paragraph" style:parent-style-name="Standard">
      <style:paragraph-properties fo:text-align="center" style:justify-single-word="false"/>
      <style:text-properties style:font-name="Times New Roman" fo:font-weight="bold" officeooo:rsid="0010ad6e" officeooo:paragraph-rsid="0010ad6e" style:font-weight-asian="bold" style:font-weight-complex="bold"/>
    </style:style>
    <style:style style:name="P3" style:family="paragraph" style:parent-style-name="Standard">
      <style:paragraph-properties fo:text-align="center" style:justify-single-word="false"/>
      <style:text-properties style:font-name="Times New Roman" fo:font-weight="bold" officeooo:rsid="002203e8" officeooo:paragraph-rsid="002203e8" style:font-weight-asian="bold" style:font-weight-complex="bold"/>
    </style:style>
    <style:style style:name="P4" style:family="paragraph" style:parent-style-name="Standard" style:list-style-name="L1">
      <style:paragraph-properties fo:text-align="start" style:justify-single-word="false"/>
      <style:text-properties style:font-name="Times New Roman" fo:font-weight="normal" officeooo:rsid="0007fc5a" officeooo:paragraph-rsid="0007fc5a" style:font-weight-asian="normal" style:font-weight-complex="normal"/>
    </style:style>
    <style:style style:name="P5" style:family="paragraph" style:parent-style-name="Standard">
      <style:paragraph-properties fo:text-align="start" style:justify-single-word="false"/>
      <style:text-properties style:font-name="Times New Roman" fo:font-weight="normal" officeooo:rsid="0007fc5a" officeooo:paragraph-rsid="0007fc5a" style:font-weight-asian="normal" style:font-weight-complex="normal"/>
    </style:style>
    <style:style style:name="P6" style:family="paragraph" style:parent-style-name="Standard" style:list-style-name="L1">
      <style:paragraph-properties fo:text-align="start" style:justify-single-word="false"/>
      <style:text-properties style:font-name="Times New Roman" fo:font-weight="normal" officeooo:rsid="000936da" officeooo:paragraph-rsid="000936da"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0936da" officeooo:paragraph-rsid="000936da" style:font-weight-asian="normal" style:font-weight-complex="normal"/>
    </style:style>
    <style:style style:name="P8" style:family="paragraph" style:parent-style-name="Standard" style:list-style-name="L1">
      <style:paragraph-properties fo:text-align="start" style:justify-single-word="false"/>
      <style:text-properties style:font-name="Times New Roman" fo:font-weight="normal" officeooo:rsid="000bcf16" officeooo:paragraph-rsid="000bcf16" style:font-weight-asian="normal" style:font-weight-complex="normal"/>
    </style:style>
    <style:style style:name="P9" style:family="paragraph" style:parent-style-name="Standard">
      <style:paragraph-properties fo:text-align="start" style:justify-single-word="false"/>
      <style:text-properties style:font-name="Times New Roman" fo:font-weight="normal" officeooo:rsid="000bcf16" officeooo:paragraph-rsid="000bcf16" style:font-weight-asian="normal" style:font-weight-complex="normal"/>
    </style:style>
    <style:style style:name="P10" style:family="paragraph" style:parent-style-name="Standard" style:list-style-name="L1">
      <style:paragraph-properties fo:text-align="start" style:justify-single-word="false"/>
      <style:text-properties style:font-name="Times New Roman" fo:font-weight="normal" officeooo:rsid="000cec22" officeooo:paragraph-rsid="000cec22" style:font-weight-asian="normal" style:font-weight-complex="normal"/>
    </style:style>
    <style:style style:name="P11" style:family="paragraph" style:parent-style-name="Standard" style:list-style-name="L1">
      <style:paragraph-properties fo:text-align="start" style:justify-single-word="false"/>
      <style:text-properties style:font-name="Times New Roman" fo:font-weight="normal" officeooo:rsid="000dbc2d" officeooo:paragraph-rsid="000dbc2d" style:font-weight-asian="normal" style:font-weight-complex="normal"/>
    </style:style>
    <style:style style:name="P12" style:family="paragraph" style:parent-style-name="Standard" style:list-style-name="L1">
      <style:paragraph-properties fo:text-align="start" style:justify-single-word="false"/>
      <style:text-properties style:font-name="Times New Roman" fo:font-weight="normal" officeooo:rsid="000e7395" officeooo:paragraph-rsid="000e7395" style:font-weight-asian="normal" style:font-weight-complex="normal"/>
    </style:style>
    <style:style style:name="P13" style:family="paragraph" style:parent-style-name="Standard">
      <style:paragraph-properties fo:text-align="start" style:justify-single-word="false"/>
      <style:text-properties style:font-name="Times New Roman" fo:font-weight="normal" officeooo:rsid="000e7395" officeooo:paragraph-rsid="000fffed" style:font-weight-asian="normal" style:font-weight-complex="normal"/>
    </style:style>
    <style:style style:name="P14" style:family="paragraph" style:parent-style-name="Standard" style:list-style-name="L1">
      <style:paragraph-properties fo:text-align="start" style:justify-single-word="false"/>
      <style:text-properties style:font-name="Times New Roman" fo:font-weight="normal" officeooo:rsid="000fffed" officeooo:paragraph-rsid="000fffed" style:font-weight-asian="normal" style:font-weight-complex="normal"/>
    </style:style>
    <style:style style:name="P15" style:family="paragraph" style:parent-style-name="Standard" style:list-style-name="L2">
      <style:paragraph-properties fo:text-align="start" style:justify-single-word="false"/>
      <style:text-properties style:font-name="Times New Roman" fo:font-weight="normal" officeooo:rsid="0010ad6e" officeooo:paragraph-rsid="0010ad6e" style:font-weight-asian="normal" style:font-weight-complex="normal"/>
    </style:style>
    <style:style style:name="P16" style:family="paragraph" style:parent-style-name="Standard" style:list-style-name="L2">
      <style:paragraph-properties fo:text-align="start" style:justify-single-word="false"/>
      <style:text-properties style:font-name="Times New Roman" fo:font-weight="normal" officeooo:rsid="0012a567" officeooo:paragraph-rsid="0012a567" style:font-weight-asian="normal" style:font-weight-complex="normal"/>
    </style:style>
    <style:style style:name="P17" style:family="paragraph" style:parent-style-name="Standard" style:list-style-name="L2">
      <style:paragraph-properties fo:text-align="start" style:justify-single-word="false"/>
      <style:text-properties style:font-name="Times New Roman" fo:font-weight="normal" officeooo:rsid="001458ca" officeooo:paragraph-rsid="001458ca" style:font-weight-asian="normal" style:font-weight-complex="normal"/>
    </style:style>
    <style:style style:name="P18" style:family="paragraph" style:parent-style-name="Standard" style:list-style-name="L2">
      <style:paragraph-properties fo:text-align="start" style:justify-single-word="false"/>
      <style:text-properties style:font-name="Times New Roman" fo:font-weight="normal" officeooo:rsid="0014fecc" officeooo:paragraph-rsid="0014fecc" style:font-weight-asian="normal" style:font-weight-complex="normal"/>
    </style:style>
    <style:style style:name="P19" style:family="paragraph" style:parent-style-name="Standard" style:list-style-name="L2">
      <style:paragraph-properties fo:text-align="start" style:justify-single-word="false"/>
      <style:text-properties style:font-name="Times New Roman" fo:font-weight="normal" officeooo:rsid="00158e00" officeooo:paragraph-rsid="00158e00" style:font-weight-asian="normal" style:font-weight-complex="normal"/>
    </style:style>
    <style:style style:name="P20" style:family="paragraph" style:parent-style-name="Standard" style:list-style-name="L2">
      <style:paragraph-properties fo:text-align="start" style:justify-single-word="false"/>
      <style:text-properties style:font-name="Times New Roman" fo:font-weight="normal" officeooo:rsid="00177a4e" officeooo:paragraph-rsid="00177a4e" style:font-weight-asian="normal" style:font-weight-complex="normal"/>
    </style:style>
    <style:style style:name="P21" style:family="paragraph" style:parent-style-name="Standard" style:list-style-name="L2">
      <style:paragraph-properties fo:text-align="start" style:justify-single-word="false"/>
      <style:text-properties style:font-name="Times New Roman" fo:font-weight="normal" officeooo:rsid="0017c77a" officeooo:paragraph-rsid="0017c77a" style:font-weight-asian="normal" style:font-weight-complex="normal"/>
    </style:style>
    <style:style style:name="P22" style:family="paragraph" style:parent-style-name="Standard" style:list-style-name="L2">
      <style:paragraph-properties fo:text-align="start" style:justify-single-word="false"/>
      <style:text-properties style:font-name="Times New Roman" fo:font-weight="normal" officeooo:rsid="001962d4" officeooo:paragraph-rsid="001962d4" style:font-weight-asian="normal" style:font-weight-complex="normal"/>
    </style:style>
    <style:style style:name="P23" style:family="paragraph" style:parent-style-name="Standard" style:list-style-name="L2">
      <style:paragraph-properties fo:text-align="start" style:justify-single-word="false"/>
      <style:text-properties style:font-name="Times New Roman" fo:font-weight="normal" officeooo:rsid="001a60f1" officeooo:paragraph-rsid="001a60f1" style:font-weight-asian="normal" style:font-weight-complex="normal"/>
    </style:style>
    <style:style style:name="P24" style:family="paragraph" style:parent-style-name="Standard" style:list-style-name="L2">
      <style:paragraph-properties fo:text-align="start" style:justify-single-word="false"/>
      <style:text-properties style:font-name="Times New Roman" fo:font-weight="normal" officeooo:rsid="001a908b" officeooo:paragraph-rsid="001a908b" style:font-weight-asian="normal" style:font-weight-complex="normal"/>
    </style:style>
    <style:style style:name="P25" style:family="paragraph" style:parent-style-name="Standard">
      <style:paragraph-properties fo:text-align="start" style:justify-single-word="false"/>
      <style:text-properties style:font-name="Times New Roman" fo:font-weight="normal" officeooo:rsid="001a908b" officeooo:paragraph-rsid="002203e8" style:font-weight-asian="normal" style:font-weight-complex="normal"/>
    </style:style>
    <style:style style:name="P26" style:family="paragraph" style:parent-style-name="Standard" style:list-style-name="L2">
      <style:paragraph-properties fo:text-align="start" style:justify-single-word="false"/>
      <style:text-properties style:font-name="Times New Roman" fo:font-weight="normal" officeooo:rsid="001bb800" officeooo:paragraph-rsid="001bb800" style:font-weight-asian="normal" style:font-weight-complex="normal"/>
    </style:style>
    <style:style style:name="P27" style:family="paragraph" style:parent-style-name="Standard" style:list-style-name="L2">
      <style:paragraph-properties fo:text-align="start" style:justify-single-word="false"/>
      <style:text-properties style:font-name="Times New Roman" fo:font-weight="normal" officeooo:rsid="001cdad5" officeooo:paragraph-rsid="001cdad5" style:font-weight-asian="normal" style:font-weight-complex="normal"/>
    </style:style>
    <style:style style:name="P28" style:family="paragraph" style:parent-style-name="Standard" style:list-style-name="L2">
      <style:paragraph-properties fo:text-align="start" style:justify-single-word="false"/>
      <style:text-properties style:font-name="Times New Roman" fo:font-weight="normal" officeooo:rsid="001e105e" officeooo:paragraph-rsid="001e105e" style:font-weight-asian="normal" style:font-weight-complex="normal"/>
    </style:style>
    <style:style style:name="P29" style:family="paragraph" style:parent-style-name="Standard" style:list-style-name="L2">
      <style:paragraph-properties fo:text-align="start" style:justify-single-word="false"/>
      <style:text-properties style:font-name="Times New Roman" fo:font-weight="normal" officeooo:rsid="001f0264" officeooo:paragraph-rsid="001f0264" style:font-weight-asian="normal" style:font-weight-complex="normal"/>
    </style:style>
    <style:style style:name="P30" style:family="paragraph" style:parent-style-name="Standard" style:list-style-name="L2">
      <style:paragraph-properties fo:text-align="start" style:justify-single-word="false"/>
      <style:text-properties style:font-name="Times New Roman" fo:font-weight="normal" officeooo:rsid="002203e8" officeooo:paragraph-rsid="002203e8" style:font-weight-asian="normal" style:font-weight-complex="normal"/>
    </style:style>
    <style:style style:name="P31" style:family="paragraph" style:parent-style-name="Standard">
      <style:paragraph-properties fo:text-align="center" style:justify-single-word="false"/>
      <style:text-properties style:font-name="Times New Roman" fo:font-weight="normal" officeooo:rsid="002203e8" officeooo:paragraph-rsid="002203e8" style:font-weight-asian="normal" style:font-weight-complex="normal"/>
    </style:style>
    <style:style style:name="P32" style:family="paragraph" style:parent-style-name="Standard" style:list-style-name="L2">
      <style:paragraph-properties fo:text-align="start" style:justify-single-word="false"/>
      <style:text-properties style:font-name="Times New Roman" style:text-underline-style="solid" style:text-underline-width="auto" style:text-underline-color="font-color" fo:font-weight="bold" officeooo:rsid="002203e8" officeooo:paragraph-rsid="002203e8" style:font-weight-asian="bold" style:font-weight-complex="bold"/>
    </style:style>
    <style:style style:name="T1" style:family="text">
      <style:text-properties officeooo:rsid="000936da"/>
    </style:style>
    <style:style style:name="T2" style:family="text">
      <style:text-properties officeooo:rsid="000aeb7c"/>
    </style:style>
    <style:style style:name="T3" style:family="text">
      <style:text-properties officeooo:rsid="000d2f12"/>
    </style:style>
    <style:style style:name="T4" style:family="text">
      <style:text-properties officeooo:rsid="000dbc2d"/>
    </style:style>
    <style:style style:name="T5" style:family="text">
      <style:text-properties officeooo:rsid="000e7395"/>
    </style:style>
    <style:style style:name="T6" style:family="text">
      <style:text-properties officeooo:rsid="000edde3"/>
    </style:style>
    <style:style style:name="T7" style:family="text">
      <style:text-properties officeooo:rsid="001458ca"/>
    </style:style>
    <style:style style:name="T8" style:family="text">
      <style:text-properties officeooo:rsid="00177a4e"/>
    </style:style>
    <style:style style:name="T9" style:family="text">
      <style:text-properties officeooo:rsid="001a60f1"/>
    </style:style>
    <style:style style:name="T10" style:family="text">
      <style:text-properties officeooo:rsid="001f53a1"/>
    </style:style>
    <style:style style:name="T11" style:family="text">
      <style:text-properties officeooo:rsid="002203e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A – Lezione 13 – 29/04/2015</text:p>
      <text:p text:style-name="P1"/>
      <text:list xml:id="list5191961550487543571" text:style-name="L1">
        <text:list-item>
          <text:p text:style-name="P4">Bl. sl.:<text:tab/><text:tab/>ProblemSolving_Search.pdf</text:p>
        </text:list-item>
      </text:list>
      <text:p text:style-name="P5"/>
      <text:list xml:id="list182938120460198" text:continue-numbering="true" text:style-name="L1">
        <text:list-item>
          <text:p text:style-name="P4">Sl. <text:span text:style-name="T1">70:</text:span></text:p>
          <text:list>
            <text:list-item>
              <text:p text:style-name="P6">Il piano di contingenza è come se fosse un piano b, nel senso che la soluzione non è predeterminata ma è data da un interallacciamento tra ricerca e soluzione</text:p>
            </text:list-item>
          </text:list>
        </text:list-item>
        <text:list-item>
          <text:p text:style-name="P6">Sl. 71/72/<text:span text:style-name="T2">73/74</text:span>:</text:p>
          <text:list>
            <text:list-item>
              <text:p text:style-name="P6">Lo stato credenza è un raggruppamento di vari stati che sono accomunati da una particolare azione, nella slide è Right</text:p>
            </text:list-item>
          </text:list>
        </text:list-item>
      </text:list>
      <text:p text:style-name="P7"/>
      <text:list xml:id="list182938015060092" text:continue-numbering="true" text:style-name="L1">
        <text:list-item>
          <text:p text:style-name="P8">Bl. sl., da qui in poi:<text:tab/><text:tab/>InformedSearch.pdf</text:p>
        </text:list-item>
      </text:list>
      <text:p text:style-name="P9"/>
      <text:list xml:id="list182937781221091" text:continue-numbering="true" text:style-name="L1">
        <text:list-item>
          <text:p text:style-name="P8">Sl. 1 a 3 ok</text:p>
        </text:list-item>
        <text:list-item>
          <text:p text:style-name="P8">Sl. 4:</text:p>
          <text:list>
            <text:list-item>
              <text:p text:style-name="P8">La priorità che avremo nella coda, è dettata dal nodo che ha la massima desiderabilità</text:p>
            </text:list-item>
            <text:list-item>
              <text:p text:style-name="P10">L'algoritmo A*, nella funzione dedicata alla valutazione della performance, si basa sulla ricerca del nodo con il costo più basso. Mentre il Greedy è diverso, cerca il nodo migliore che posso avere e va ad espandere quello</text:p>
            </text:list-item>
          </text:list>
        </text:list-item>
        <text:list-item>
          <text:p text:style-name="P10">Sl. 5:</text:p>
          <text:list>
            <text:list-item>
              <text:p text:style-name="P10">Qua i costi sono in linea d'aria, e si riferiscono a bucharest come nodo centrale con il costo che ho per raggiungere le altre città in line d'aria, DA BUCAREST</text:p>
            </text:list-item>
          </text:list>
        </text:list-item>
        <text:list-item>
          <text:p text:style-name="P10">Sl. 6 <text:span text:style-name="T4">a 10</text:span>:</text:p>
          <text:list>
            <text:list-item>
              <text:p text:style-name="P10">La ricerca Greedy va ad espandere il nodo che SEMBRA più vicino all'obbiettivo, <text:span text:style-name="T3">quindi quello più promettente</text:span></text:p>
            </text:list-item>
            <text:list-item>
              <text:p text:style-name="P11">Questo tipo di valutazione però NON TIENE CONTO DELLA STORIA PRECEDENTE, ovvero della strada fatta per raggiungere il nodo</text:p>
            </text:list-item>
            <text:list-item>
              <text:p text:style-name="P11">La soluzione scelta così NON È LA SOLUZIONE OTTIMA! Da Sibiu era più conveniente passare a Riminicu!</text:p>
            </text:list-item>
          </text:list>
        </text:list-item>
        <text:list-item>
          <text:p text:style-name="P11">Sl. 11 a 15: <text:span text:style-name="T5">ok</text:span></text:p>
        </text:list-item>
        <text:list-item>
          <text:p text:style-name="P12">Sl. 16 a 22:</text:p>
          <text:list>
            <text:list-item>
              <text:p text:style-name="P12">La h(n) funziona in modo identico alla Greedy Search</text:p>
            </text:list-item>
            <text:list-item>
              <text:p text:style-name="P12"><text:span text:style-name="T6">Con</text:span> euristica ammissibile <text:span text:style-name="T6">si</text:span> intende che la stima che vado a fare (h(n)) deve essere approssimata per difetto e non per eccesso</text:p>
            </text:list-item>
            <text:list-item>
              <text:p text:style-name="P14">L'euristica che usa nello schema, per quanto riguarda i costi, è relativa alla distanza in linea d'aria </text:p>
            </text:list-item>
          </text:list>
        </text:list-item>
      </text:list>
      <text:p text:style-name="P13"/>
      <text:p text:style-name="P2">INTERVALLO</text:p>
      <text:p text:style-name="P2"/>
      <text:list xml:id="list6932288232397624183" text:style-name="L2">
        <text:list-item>
          <text:p text:style-name="P15">Sl. 23/<text:span text:style-name="T7">24</text:span>:</text:p>
          <text:list>
            <text:list-item>
              <text:p text:style-name="P16">Il nodo G in realtà è G1</text:p>
            </text:list-item>
            <text:list-item>
              <text:p text:style-name="P17">Un'euristica tanto è migliore quanto più la sua stima è buona</text:p>
            </text:list-item>
            <text:list-item>
              <text:p text:style-name="P17">Parliamo sempre di euristiche ammissibili!</text:p>
            </text:list-item>
          </text:list>
        </text:list-item>
        <text:list-item>
          <text:p text:style-name="P18">Sl. 25 a 29:</text:p>
          <text:list>
            <text:list-item>
              <text:p text:style-name="P19">La stima temporale è difficile da fare</text:p>
            </text:list-item>
            <text:list-item>
              <text:p text:style-name="P19">f(n) sarebbe il valore della funzione di valutazione, C* è il costo ottimo</text:p>
            </text:list-item>
          </text:list>
        </text:list-item>
        <text:list-item>
          <text:p text:style-name="P19">Sl. 30:</text:p>
          <text:list>
            <text:list-item>
              <text:p text:style-name="P19">Il lemma serve per poter utilizzare in maniera ottima A* anche nel caso in cui non ho un albero per la ricerca, <text:span text:style-name="T8">ma ho una ricerca su grafo</text:span></text:p>
            </text:list-item>
          </text:list>
          <text:p text:style-name="P20"/>
        </text:list-item>
        <text:list-item>
          <text:p text:style-name="P20"><text:soft-page-break/>Parla di soluzioni per limitare i problemi della complessità spaziale, presenti sul libro MA NON SULLE SLIDE:</text:p>
          <text:list>
            <text:list-item>
              <text:p text:style-name="P21">E' possibile usare un iterative deepening con l'A*, dove ogni volta che vado ad aumentare di un livello di profondità, aumenta anche il valore della f(n)</text:p>
            </text:list-item>
            <text:list-item>
              <text:p text:style-name="P22">Un altro modo è andare a vedere il nodo con un costo maggiore, quello meno promettente e lo vado a bruciare. Questo metodo è una lama a doppio taglio, perché potrebbe essere che la soluzione sia un nodo figlio o nipote del nodo eliminato. Per risolvere questa situazione, posso avere una specie di riferimento al nodo bruciato e, nel caso in cui la soluzione sia effettivamente figlio del nodo bruciato, questo viene ripristinato.</text:p>
            </text:list-item>
          </text:list>
        </text:list-item>
        <text:list-item>
          <text:p text:style-name="P22">Sl. 31/<text:span text:style-name="T9">32</text:span>:</text:p>
          <text:list>
            <text:list-item>
              <text:p text:style-name="P22">h1 e h2 sono due eurist. ammissibili che voglio valutare</text:p>
            </text:list-item>
            <text:list-item>
              <text:p text:style-name="P23">Nella valutaz. della h2(S), il calcolo parte dalla distanza della tessera 1, poi 2, 3 e cosi via</text:p>
            </text:list-item>
            <text:list-item>
              <text:p text:style-name="P26">h2, in questo caso, dato che è maggiore di h1, DOMINA h1</text:p>
            </text:list-item>
          </text:list>
        </text:list-item>
        <text:list-item>
          <text:p text:style-name="P30">Sl. 33 :</text:p>
          <text:list>
            <text:list-item>
              <text:p text:style-name="P32">LEGGILA!</text:p>
            </text:list-item>
          </text:list>
        </text:list-item>
        <text:list-item>
          <text:p text:style-name="P24">Sl. 3<text:span text:style-name="T11">4</text:span></text:p>
          <text:list>
            <text:list-item>
              <text:p text:style-name="P27">Un criterio da seguire per realizzare un euristica da zero può essere quello del problema rilassato</text:p>
            </text:list-item>
            <text:list-item>
              <text:p text:style-name="P28">A differenza di come rilasso i vincoli del mio problema, CAMBIA QUALE EURISTICA DOMINA L'ALTRA, e quindi, QUALE EURISTICA È LA MIGLIORE DA UTILIZZARE</text:p>
            </text:list-item>
            <text:list-item>
              <text:p text:style-name="P29">Se rilasso un vincolo però, semplifico il problema e quindi vado a vedere una s<text:span text:style-name="T10">ottostima del problema</text:span>, che non risolve completamente il problema effettivo</text:p>
            </text:list-item>
            <text:list-item>
              <text:p text:style-name="P30">Teoricamente potresti dividere anche un problema grande per più sottoproblemi rilassando i vincoli in determinati modi, per ogni sottoproblemi, e poi, dopo aver ottenuto una stima più precisa per ogni sottoproblema, aggiungere tutte le stime per avere un'euristica globale. QUESTO PUOI FARLO SOLO NELL'IPOTESI CHE LE EURISTICHE DEI SOTTO PROBLEMI SIANO COMUNQUE AMMISSIBILI, ALTRIMENTI NON LO PUOI FARE.</text:p>
            </text:list-item>
          </text:list>
        </text:list-item>
      </text:list>
      <text:p text:style-name="P25"/>
      <text:p text:style-name="P25"/>
      <text:p text:style-name="P3">FINE LEZIONE</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alo </meta:initial-creator>
    <meta:creation-date>2015-04-29T16:33:21.467930815</meta:creation-date>
    <dc:date>2015-04-29T18:29:36.021828905</dc:date>
    <dc:creator>Cralo </dc:creator>
    <meta:editing-duration>PT1H52M29S</meta:editing-duration>
    <meta:editing-cycles>27</meta:editing-cycles>
    <meta:generator>LibreOffice/4.2.7.2$Linux_x86 LibreOffice_project/420m0$Build-2</meta:generator>
    <meta:document-statistic meta:table-count="0" meta:image-count="0" meta:object-count="0" meta:page-count="2" meta:paragraph-count="48" meta:word-count="685" meta:character-count="3759" meta:non-whitespace-character-count="3161"/>
  </office:meta>
</office:document-meta>
</file>